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8560" officeooo:paragraph-rsid="00078560"/>
    </style:style>
    <style:style style:name="P2" style:family="paragraph" style:parent-style-name="Standard">
      <style:text-properties fo:font-weight="bold" officeooo:paragraph-rsid="00078560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8560" officeooo:paragraph-rsid="00078560" style:font-weight-asian="bold" style:font-weight-complex="bold"/>
    </style:style>
    <style:style style:name="P4" style:family="paragraph" style:parent-style-name="Standard">
      <style:text-properties officeooo:paragraph-rsid="00078560"/>
    </style:style>
    <style:style style:name="P5" style:family="paragraph" style:parent-style-name="Standard">
      <style:text-properties fo:font-variant="normal" fo:text-transform="none" style:font-name="sans-serif" fo:font-size="19.5pt" fo:letter-spacing="normal" fo:font-style="normal" style:text-underline-style="solid" style:text-underline-width="auto" style:text-underline-color="font-color" fo:font-weight="normal" officeooo:rsid="00078560" officeooo:paragraph-rsid="0007856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78560" officeooo:paragraph-rsid="00078560" style:font-weight-asian="bold" style:font-weight-complex="bold"/>
    </style:style>
    <style:style style:name="P7" style:family="paragraph" style:parent-style-name="Standard">
      <style:text-properties officeooo:rsid="00078560" officeooo:paragraph-rsid="00078560"/>
    </style:style>
    <style:style style:name="T1" style:family="text">
      <style:text-properties style:text-underline-style="solid" style:text-underline-width="auto" style:text-underline-color="font-color" officeooo:rsid="00078560" style:font-weight-asian="bold" style:font-weight-complex="bold"/>
    </style:style>
    <style:style style:name="T2" style:family="text">
      <style:text-properties fo:font-variant="normal" fo:text-transform="none" style:font-name="sans-serif" fo:font-size="19.5pt" fo:letter-spacing="normal" fo:font-style="normal" fo:font-weight="normal"/>
    </style:style>
    <style:style style:name="T3" style:family="text">
      <style:text-properties fo:font-variant="normal" fo:text-transform="none" style:font-name="sans-serif" fo:font-size="19.5pt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4" style:family="text">
      <style:text-properties fo:font-variant="normal" fo:text-transform="none" style:font-name="sans-serif" fo:font-size="19.5pt" fo:letter-spacing="normal" fo:font-style="normal" style:text-underline-style="solid" style:text-underline-width="auto" style:text-underline-color="font-color" fo:font-weight="normal" officeooo:rsid="00078560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3">Commands for Jetson</text:p>
      <text:p text:style-name="P3"/>
      <text:p text:style-name="P3"/>
      <text:p text:style-name="P2"><text:span text:style-name="T1">Our Sensor : </text:span><text:span text:style-name="T4"><text:s/></text:span><text:span text:style-name="T2">FSM-IMX577</text:span></text:p>
      <text:p text:style-name="P5"/>
      <text:p text:style-name="P2"><text:span text:style-name="T4">Drivers name : </text:span><text:span text:style-name="T3">imx577</text:span><text:span text:style-name="T4"> </text:span></text:p>
      <text:p text:style-name="P5"/>
      <text:p text:style-name="P4"><text:span text:style-name="T4">FPA-Module : </text:span><text:span text:style-name="T3">FPA-4.A/TXA</text:span><text:span text:style-name="T4"> </text:span></text:p>
      <text:p text:style-name="P5"/>
      <text:p text:style-name="P5">I2C EEPROMaddress : 0x54 </text:p>
      <text:p text:style-name="P5"/>
      <text:p text:style-name="P5">I2C MUXaddress : 0x70 </text:p>
      <text:p text:style-name="P5"/>
      <text:p text:style-name="P5"/>
      <text:p text:style-name="P3">sudo i2cdump -y 36 0x55</text:p>
      <text:p text:style-name="P3">[sudo] password for johari: </text:p>
      <text:p text:style-name="P3">No size specified (using byte-data access)</text:p>
      <text:p text:style-name="P3"><text:s text:c="5"/>0 <text:s/>1 <text:s/>2 <text:s/>3 <text:s/>4 <text:s/>5 <text:s/>6 <text:s/>7 <text:s/>8 <text:s/>9 <text:s/>a <text:s/>b <text:s/>c <text:s/>d <text:s/>e <text:s/>f <text:s text:c="3"/>0123456789abcdef</text:p>
      <text:p text:style-name="P3">00: ff ff ff ff ff ff ff ff ff ff ff ff ff ff ff ff <text:s text:c="3"/>................</text:p>
      <text:p text:style-name="P3">10: ff ff ff ff cc 66 72 61 6d 6f 73 2d 69 6d 78 35 <text:s text:c="3"/>....?framos-imx5</text:p>
      <text:p text:style-name="P3">20: 37 37 2d 36 00 ff ff ff ff ff ff ff ff ff ff ff <text:s text:c="3"/>77-6............</text:p>
      <text:p text:style-name="P3">30: ff ff ff ff ff ff ff ff ff ff ff ff ff ff ff ff <text:s text:c="3"/>................</text:p>
      <text:p text:style-name="P3">40: ff ff ff ff ff ff ff ff ff ff ff ff ff ff ff ff <text:s text:c="3"/>................</text:p>
      <text:p text:style-name="P3">50: ff ff ff ff ff ff ff ff ff ff ff ff ff ff ff ff <text:s text:c="3"/>................</text:p>
      <text:p text:style-name="P3">60: ff ff ff ff ff ff ff ff ff ff ff ff ff ff ff ff <text:s text:c="3"/>................</text:p>
      <text:p text:style-name="P3">70: ff ff ff ff ff ff ff ff ff ff ff ff ff ff ff ff <text:s text:c="3"/>................</text:p>
      <text:p text:style-name="P3">80: ff ff ff ff ff ff ff ff ff ff ff ff ff ff ff ff <text:s text:c="3"/>................</text:p>
      <text:p text:style-name="P3">90: ff ff ff ff ff ff ff ff ff ff ff ff ff ff ff ff <text:s text:c="3"/>................</text:p>
      <text:p text:style-name="P3">a0: ff ff ff ff ff ff ff ff ff ff ff ff ff ff ff ff <text:s text:c="3"/>................</text:p>
      <text:p text:style-name="P3">b0: ff ff ff ff ff ff ff ff ff ff ff ff ff ff ff ff <text:s text:c="3"/>................</text:p>
      <text:p text:style-name="P3">c0: ff ff ff ff ff ff ff ff ff ff ff ff ff ff ff ff <text:s text:c="3"/>................</text:p>
      <text:p text:style-name="P3">d0: ff ff ff ff ff ff ff ff ff ff ff ff ff ff ff ff <text:s text:c="3"/>................</text:p>
      <text:p text:style-name="P3">e0: ff ff ff ff ff ff ff ff ff ff ff ff ff ff ff ff <text:s text:c="3"/>................</text:p>
      <text:p text:style-name="P3">f0: ff ff ff ff ff ff ff ff ff ff ff ff ff ff ff ff <text:s text:c="3"/>.............… </text:p>
      <text:p text:style-name="P3"/>
      <text:p text:style-name="P3"/>
      <text:p text:style-name="P1">./argus_camera.sh </text:p>
      <text:p text:style-name="P1">Executing Argus Sample Application (argus_camera)</text:p>
      <text:p text:style-name="P1">Argus Version: 0.97.3 (multi-process)</text:p>
      <text:p text:style-name="P1"><text:soft-page-break/>Error generated. /home/nvidia/jetson_multimedia_api/argus/apps/camera/modules/Dispatcher.cpp, initialize:881 No cameras available</text:p>
      <text:p text:style-name="P1"/>
      <text:p text:style-name="Standard"><text:s text:c="4"/>1 <text:s/>cd ~/FSM_Software-Package/bin/</text:p>
      <text:p text:style-name="Standard"><text:s text:c="4"/>2 <text:s/>cp write_eeprom.sh ~/.</text:p>
      <text:p text:style-name="Standard"><text:s text:c="4"/>3 <text:s/>cd </text:p>
      <text:p text:style-name="Standard"><text:s text:c="4"/>4 <text:s/>sudo ./write_eeprom.sh 2 0x54 framos-adapter 0x70</text:p>
      <text:p text:style-name="Standard"><text:s text:c="4"/>5 <text:s/>sudo i2cdump -y 2 0x54</text:p>
      <text:p text:style-name="Standard"><text:s text:c="4"/>6 <text:s/>sudo i2cdump -y 2 0x70</text:p>
      <text:p text:style-name="Standard"><text:s text:c="4"/>7 <text:s/>sudo i2cdump -y 4 0x54</text:p>
      <text:p text:style-name="Standard"><text:s text:c="4"/>8 <text:s/>sudo ./write_eeprom.sh 4 0x54 framos-adapter 0x70</text:p>
      <text:p text:style-name="Standard"><text:s text:c="4"/>9 <text:s/>sudo ./write_eeprom.sh 2 0x54 framos-adapter 0x70</text:p>
      <text:p text:style-name="Standard"><text:s text:c="3"/>10 <text:s/>sudo i2cdump -y 2 0x70</text:p>
      <text:p text:style-name="Standard"><text:s text:c="3"/>11 <text:s/>sudo i2cdump -y 2 0x54</text:p>
      <text:p text:style-name="Standard"><text:s text:c="3"/>12 <text:s/>sudo ./write_eeprom.sh 34 0x55 framos-imx577-4</text:p>
      <text:p text:style-name="Standard"><text:s text:c="3"/>13 <text:s/>sudo i2cdump -y 34 0x55</text:p>
      <text:p text:style-name="Standard"><text:s text:c="3"/>14 <text:s/>ifconfig</text:p>
      <text:p text:style-name="Standard"><text:s text:c="3"/>15 <text:s/>ls</text:p>
      <text:p text:style-name="Standard"><text:s text:c="3"/>16 <text:s/>cd FSM_Software-Package/</text:p>
      <text:p text:style-name="Standard"><text:s text:c="3"/>17 <text:s/>ls</text:p>
      <text:p text:style-name="Standard"><text:s text:c="3"/>18 <text:s/>sudo cp -R ~/FSM_Software-Package/opencv/lib/* /usr/local/lib/.</text:p>
      <text:p text:style-name="Standard"><text:s text:c="3"/>19 <text:s/>sudo cp -R opencv/include/* /usr/local/include/.</text:p>
      <text:p text:style-name="Standard"><text:s text:c="3"/>20 <text:s/>sudo cp -R opencv/share/* /usr/local/share/.</text:p>
      <text:p text:style-name="Standard"><text:s text:c="3"/>21 <text:s/>sudo ldconfig</text:p>
      <text:p text:style-name="Standard"><text:s text:c="3"/>22 <text:s/>sudo cp -R ~/FSM_Software-Package/libsv/lib/* /usr/local/lib/.</text:p>
      <text:p text:style-name="Standard"><text:s text:c="3"/>23 <text:s/>sudo cp -R ~/FSM_Software-Package/libsv/include/* /usr/local/include/.</text:p>
      <text:p text:style-name="Standard"><text:s text:c="3"/>24 <text:s/>sudo ldconfig</text:p>
      <text:p text:style-name="Standard"><text:s text:c="3"/>25 <text:s/>sudo add-apt-repository universe</text:p>
      <text:p text:style-name="Standard"><text:s text:c="3"/>26 <text:s/>sudo apt-get update</text:p>
      <text:p text:style-name="Standard"><text:s text:c="3"/>27 <text:s/>sudo apt-get install libqt4-opengl libqt4-test libcanberra-gtk0</text:p>
      <text:p text:style-name="Standard"><text:s text:c="3"/>28 <text:s/>cd libsv/bin/</text:p>
      <text:p text:style-name="Standard"><text:s text:c="3"/>29 <text:s/>./display_image</text:p>
      <text:p text:style-name="Standard"><text:s text:c="3"/>30 <text:s/>./acquire_image</text:p>
      <text:p text:style-name="Standard"><text:s text:c="3"/>31 <text:s/>ls</text:p>
      <text:p text:style-name="Standard"><text:s text:c="3"/>32 <text:s/>cd ../examples/bin/</text:p>
      <text:p text:style-name="Standard"><text:s text:c="3"/>33 <text:s/>./build.sh </text:p>
      <text:p text:style-name="Standard"><text:s text:c="3"/>34 <text:s/>ls</text:p>
      <text:p text:style-name="Standard"><text:s text:c="3"/>35 <text:s/>cd ../../../libargus/L4T-32.4.4/</text:p>
      <text:p text:style-name="Standard"><text:s text:c="3"/>36 <text:s/>ls</text:p>
      <text:p text:style-name="Standard"><text:s text:c="3"/>37 <text:s/>./argus_camera -h</text:p>
      <text:p text:style-name="Standard"><text:s text:c="3"/>38 <text:s/>./argus_camera --device=1 --sensormode=0</text:p>
      <text:p text:style-name="Standard"><text:s text:c="3"/>39 <text:s/>./argus_camera --device=1 --sensormode=1</text:p>
      <text:p text:style-name="Standard"><text:s text:c="3"/>40 <text:s/>../L4T-32.4.3/argus_camera --device=1 --sensormode=1</text:p>
      <text:p text:style-name="Standard"><text:s text:c="3"/>41 <text:s/>./argus_camera --device=0 --sensormode=0</text:p>
      <text:p text:style-name="Standard"><text:s text:c="3"/>42 <text:s/>ps -d</text:p>
      <text:p text:style-name="Standard"><text:s text:c="3"/>43 <text:s/>kill <text:s/>13399</text:p>
      <text:p text:style-name="Standard"><text:s text:c="3"/>44 <text:s/>ls</text:p>
      <text:p text:style-name="Standard"><text:s text:c="3"/>45 <text:s/>cd FSM_Software-Package/libargus/L4T-32.4.4/</text:p>
      <text:p text:style-name="Standard"><text:s text:c="3"/>46 <text:s/>cd ~/Desktop/</text:p>
      <text:p text:style-name="Standard"><text:soft-page-break/><text:s text:c="3"/>47 <text:s/>./argus_camera -h</text:p>
      <text:p text:style-name="Standard"><text:s text:c="3"/>48 <text:s/>./argus_camera --device=0 --sensormode=0</text:p>
      <text:p text:style-name="Standard"><text:s text:c="3"/>49 <text:s/>ifconfig</text:p>
      <text:p text:style-name="Standard"><text:s text:c="3"/>50 <text:s/>ls</text:p>
      <text:p text:style-name="Standard"><text:s text:c="3"/>51 <text:s/>cd FSM_Software-Package/libargus/L4T-32.4.4/</text:p>
      <text:p text:style-name="Standard"><text:s text:c="3"/>52 <text:s/>./argus_camera --device=0 --sensormode=1</text:p>
      <text:p text:style-name="Standard"><text:s text:c="3"/>53 <text:s/>./argus_camera --device=0 --sensormode=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9T14:52:46.381306125</meta:creation-date>
    <dc:date>2021-05-19T18:26:15.058016216</dc:date>
    <meta:editing-duration>PT1H4M55S</meta:editing-duration>
    <meta:editing-cycles>3</meta:editing-cycles>
    <meta:generator>LibreOffice/6.0.7.3$Linux_AARCH64 LibreOffice_project/00m0$Build-3</meta:generator>
    <meta:document-statistic meta:table-count="0" meta:image-count="0" meta:object-count="0" meta:page-count="3" meta:paragraph-count="83" meta:word-count="581" meta:character-count="3450" meta:non-whitespace-character-count="2663"/>
  </office:meta>
</office:document-meta>
</file>